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urple_20_Side_20_Heading_5f_-outline1" style:list-style-name="L3">
      <style:graphic-properties fo:min-height="10.263cm" loext:decorative="false"/>
      <style:paragraph-properties style:writing-mode="lr-tb"/>
    </style:style>
    <style:style style:name="pr2" style:family="presentation" style:parent-style-name="Purple_20_Side_20_Heading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.5cm" fo:line-height="150%" fo:text-indent="0cm"/>
    </style:style>
    <style:style style:name="P2" style:family="paragraph">
      <style:paragraph-properties fo:line-height="150%"/>
    </style:style>
    <style:style style:name="P3" style:family="paragraph">
      <style:paragraph-properties fo:margin-left="0cm" fo:margin-right="0cm" fo:line-height="150%" fo:text-indent="0cm"/>
    </style:style>
    <style:style style:name="P4" style:family="paragraph">
      <style:paragraph-properties fo:margin-left="0cm" fo:margin-right="0cm" fo:margin-top="0.5cm" fo:margin-bottom="0.5cm" fo:line-height="150%" fo:text-indent="0cm"/>
      <style:text-properties fo:color="#333333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color="#333333" loext:opacity="100%"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(text/date via Insert&gt;Header and Footer)</presentation:date-time-decl>
      <draw:page draw:name="page1" draw:style-name="dp1" draw:master-page-name="Purple_20_Side_20_Heading_5f_" presentation:presentation-page-layout-name="AL1T3" presentation:use-footer-name="ftr1" presentation:use-date-time-name="dtd1">
        <office:forms form:automatic-focus="false" form:apply-design-mode="false"/>
        <draw:frame presentation:style-name="pr1" draw:text-style-name="P4" draw:layer="layout" svg:width="14.154cm" svg:height="11.03cm" svg:x="1.509cm" svg:y="4.372cm" presentation:class="outline" presentation:user-transformed="true">
          <draw:text-box>
            <text:list text:style-name="L1">
              <text:list-item>
                <text:p text:style-name="P1"><text:span text:style-name="T1">Alice</text:span></text:p>
                <text:list>
                  <text:list-item>
                    <text:p text:style-name="P2"><text:span text:style-name="T1">Bob</text:span></text:p>
                  </text:list-item>
                  <text:list-item>
                    <text:p text:style-name="P2"><text:span text:style-name="T1">Cecil</text:span></text:p>
                  </text:list-item>
                </text:list>
              </text:list-item>
              <text:list-item>
                <text:p text:style-name="P2"><text:span text:style-name="T1">Daniel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1">Emi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_20_45" draw:display-name="Square 45" svg:viewBox="0 0 1131 1131" svg:d="M0 564l564 567 567-567-567-564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2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ddress" style:family="graphic" style:parent-style-name="standard">
      <style:graphic-properties draw:stroke="none" draw:fill="none" draw:fill-image-width="0cm" draw:fill-image-height="0cm"/>
      <style:paragraph-properties fo:line-height="125%"/>
      <style:text-properties fo:color="#ffffff" loext:opacity="100%" fo:font-size="20pt"/>
    </style:style>
    <style:style style:name="Address_5f_1" style:display-name="Address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Author" style:family="graphic" style:parent-style-name="standard">
      <style:graphic-properties draw:stroke="none" draw:fill="none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Author_5f_1" style:display-name="Author_1" style:family="graphic" style:parent-style-name="standard">
      <style:graphic-properties draw:stroke="none" draw:fill="none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2d0b47" draw:marker-start-width="0.2cm" draw:marker-start-center="false" draw:marker-end-width="0.2cm" draw:marker-end-center="false" draw:fill="solid" draw:fill-color="#ced0d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2d0b47" draw:marker-start-width="0.2cm" draw:marker-start-center="false" draw:marker-end-width="0.2cm" draw:marker-end-center="false" draw:fill="solid" draw:fill-color="#ced0d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Job" style:family="graphic" style:parent-style-name="standard">
      <style:graphic-properties draw:stroke="none" draw:fill="none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Job_5f_1" style:display-name="Job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auto-grow-height="true" draw:auto-grow-width="false" fo:max-height="0cm" fo:min-height="3.551cm" draw:shadow="visible" draw:shadow-color="#504999" style:writing-mode="lr-tb"/>
      <style:paragraph-properties fo:line-height="115%" style:writing-mode="lr-tb"/>
      <style:text-properties style:font-name="Carlito1" fo:font-family="Carlito" style:font-family-generic="swiss" style:font-pitch="variable" fo:font-size="24pt"/>
    </style:style>
    <style:style style:name="Side_20_note_20_white" style:display-name="Side note white" style:family="graphic" style:parent-style-name="standard">
      <style:graphic-properties draw:stroke="none" svg:stroke-color="#3465a4" draw:fill="none" draw:textarea-horizontal-align="left" draw:textarea-vertical-align="bottom" fo:padding-bottom="0cm" fo:padding-left="0cm" fo:padding-right="0cm"/>
      <style:paragraph-properties loext:tab-stop-distance="0cm">
        <style:tab-stops/>
      </style:paragraph-properties>
      <style:text-properties fo:font-variant="small-caps" fo:color="#ffffff" loext:opacity="100%" fo:font-size="12pt" fo:font-weight="normal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itle_5f_1" style:display-name="Title_1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Purple_20_Side_20_Heading_5f_-background" style:display-name="Purple Side Heading_-background" style:family="presentation">
      <style:graphic-properties draw:stroke="none" draw:fill="none"/>
      <style:text-properties style:letter-kerning="true"/>
    </style:style>
    <style:style style:name="Purple_20_Side_20_Heading_5f_-backgroundobjects" style:display-name="Purple Side Headi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rple_20_Side_20_Heading_5f_-notes" style:display-name="Purple Side Headi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urple_20_Side_20_Heading_5f_-outline1" style:display-name="Purple Side Heading_-outline1" style:family="presentation">
      <style:graphic-properties draw:stroke="none" draw:fill="none" draw:auto-grow-height="false" draw:fit-to-size="false" style:shrink-to-fit="true">
        <text:list-style style:name="Purple_20_Side_20_Heading_5f_-outline1" style:display-name="Purple Side Heading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'DejaVu Sans'" style:font-style-name="Book" style:font-family-generic="swiss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'DejaVu Sans'" style:font-style-name="Book" style:font-family-generic="swiss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urple_20_Side_20_Heading_5f_-outline2" style:display-name="Purple Side Heading_-outline2" style:family="presentation" style:parent-style-name="Purple_20_Side_20_Heading_5f_-outline1">
      <style:paragraph-properties fo:margin-top="0.4cm" fo:margin-bottom="0cm"/>
      <style:text-properties style:font-name="Carlito1" fo:font-family="Carlito" style:font-family-generic="swiss" style:font-pitch="variable" fo:font-size="28pt" style:font-size-asian="28pt" style:font-size-complex="28pt" fo:hyphenate="false" loext:hyphenation-no-caps="false" loext:hyphenation-no-last-word="false"/>
    </style:style>
    <style:style style:name="Purple_20_Side_20_Heading_5f_-outline3" style:display-name="Purple Side Heading_-outline3" style:family="presentation" style:parent-style-name="Purple_20_Side_20_Heading_5f_-outline2">
      <style:paragraph-properties fo:margin-top="0.3cm" fo:margin-bottom="0cm"/>
      <style:text-properties style:font-name="Carlito1" fo:font-family="Carlito" style:font-family-generic="swiss" style:font-pitch="variable" fo:font-size="24pt" style:font-size-asian="24pt" style:font-size-complex="24pt"/>
    </style:style>
    <style:style style:name="Purple_20_Side_20_Heading_5f_-outline4" style:display-name="Purple Side Heading_-outline4" style:family="presentation" style:parent-style-name="Purple_20_Side_20_Heading_5f_-outline3">
      <style:paragraph-properties fo:margin-top="0.2cm" fo:margin-bottom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Purple_20_Side_20_Heading_5f_-outline5" style:display-name="Purple Side Heading_-outline5" style:family="presentation" style:parent-style-name="Purple_20_Side_20_Heading_5f_-outline4">
      <style:paragraph-properties fo:margin-top="0.1cm" fo:margin-bottom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Purple_20_Side_20_Heading_5f_-outline6" style:display-name="Purple Side Heading_-outline6" style:family="presentation" style:parent-style-name="Purple_20_Side_20_Heading_5f_-outline5">
      <style:paragraph-properties fo:margin-top="0.1cm" fo:margin-bottom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Purple_20_Side_20_Heading_5f_-outline7" style:display-name="Purple Side Heading_-outline7" style:family="presentation" style:parent-style-name="Purple_20_Side_20_Heading_5f_-outline6">
      <style:paragraph-properties fo:margin-top="0.1cm" fo:margin-bottom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Purple_20_Side_20_Heading_5f_-outline8" style:display-name="Purple Side Heading_-outline8" style:family="presentation" style:parent-style-name="Purple_20_Side_20_Heading_5f_-outline7">
      <style:paragraph-properties fo:margin-top="0.1cm" fo:margin-bottom="0cm"/>
      <style:text-properties fo:font-size="20pt" style:font-size-asian="20pt" style:font-size-complex="20pt"/>
    </style:style>
    <style:style style:name="Purple_20_Side_20_Heading_5f_-outline9" style:display-name="Purple Side Heading_-outline9" style:family="presentation" style:parent-style-name="Purple_20_Side_20_Heading_5f_-outline8">
      <style:paragraph-properties fo:margin-top="0.1cm" fo:margin-bottom="0cm"/>
      <style:text-properties fo:font-size="20pt" style:font-size-asian="20pt" style:font-size-complex="20pt"/>
    </style:style>
    <style:style style:name="Purple_20_Side_20_Heading_5f_-subtitle" style:display-name="Purple Side Heading_-subtitle" style:family="presentation">
      <style:graphic-properties draw:stroke="none" draw:fill="none" draw:textarea-vertical-align="middle">
        <text:list-style style:name="Purple_20_Side_20_Heading_5f_-subtitle" style:display-name="Purple Side Heading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rple_20_Side_20_Heading_5f_-title" style:display-name="Purple Side Heading_-title" style:family="presentation">
      <style:graphic-properties draw:stroke="none" draw:fill="none" draw:textarea-vertical-align="middle">
        <text:list-style style:name="Purple_20_Side_20_Heading_5f_-title" style:display-name="Purple Side Heading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urple_20_Side_20_Heading_5f_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Purple_20_Side_20_Heading_5f_-outline1">
      <style:graphic-properties fo:min-height="9.135cm" loext:decorative="false"/>
      <style:paragraph-properties style:writing-mode="lr-tb"/>
    </style:style>
    <style:style style:name="Mpr3" style:family="presentation" style:parent-style-name="Purple_20_Side_20_Heading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urple_20_Side_20_Heading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2pt" style:font-size-asian="42pt" style:font-size-complex="4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ans'" style:font-style-name="Book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'DejaVu Sans'" style:font-style-name="Book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urple_20_Side_20_Heading_5f_" style:display-name="Purple Side Heading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1.011cm" presentation:class="title">
        <draw:text-box>
          <text:p><text:span text:style-name="MT2">Click to edit the title text format</text:span></text:p>
        </draw:text-box>
      </draw:frame>
      <draw:frame presentation:style-name="Mpr2" draw:layer="backgroundobjects" svg:width="25.199cm" svg:height="9.863cm" svg:x="1.4cm" svg:y="4.45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urple_20_Side_20_Heading_5f_-title" draw:layer="backgroundobjects" svg:width="19.798cm" svg:height="11.136cm" svg:x="0.6cm" svg:y="2.257cm" presentation:class="page"/>
        <draw:frame presentation:style-name="Purple_20_Side_20_Heading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25:27.918218581</meta:creation-date>
    <meta:editing-duration>PT12H42M44S</meta:editing-duration>
    <meta:editing-cycles>154</meta:editing-cycles>
    <meta:generator>Collabora_OfficeDev/25.04.7.1$Linux_X86_64 LibreOffice_project/25e0da4d0a360617af437aa1662e40272ea72eca</meta:generator>
    <dc:title>template</dc:title>
    <dc:date>2025-11-05T11:08:12.324375528</dc:date>
    <dc:creator>Miklos Vajna</dc:creator>
    <meta:document-statistic meta:object-count="21"/>
  </office:meta>
</office:document-meta>
</file>